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Palatino Linotype" svg:font-family="'Palatino Linotype'" style:font-family-generic="roman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/text:p>
      <text:p text:style-name="P1">#include &lt;stdlib.h&gt;</text:p>
      <text:p text:style-name="P1"/>
      <text:p text:style-name="P1">/*</text:p>
      <text:p text:style-name="P1"><text:s/>* Piles Listes chainées</text:p>
      <text:p text:style-name="P1"><text:s/>* Slide __12__.</text:p>
      <text:p text:style-name="P1"><text:s/>*/</text:p>
      <text:p text:style-name="P1"/>
      <text:p text:style-name="P1">//typedef struct personne mon_type;</text:p>
      <text:p text:style-name="P1"/>
      <text:p text:style-name="P1">struct cell {</text:p>
      <text:p text:style-name="P1"><text:tab/>int valeur ;</text:p>
      <text:p text:style-name="P1"><text:tab/>struct cell * suiv ;</text:p>
      <text:p text:style-name="P1">};</text:p>
      <text:p text:style-name="P1"/>
      <text:p text:style-name="P1">typedef struct cell * pile;</text:p>
      <text:p text:style-name="P1"/>
      <text:p text:style-name="P1">void ajout_tete(struct cell ** pL, int x) ;</text:p>
      <text:p text:style-name="P1">void sup_tete(struct cell ** pL);</text:p>
      <text:p text:style-name="P1"/>
      <text:p text:style-name="P1">void init_pile(pile * pp) {</text:p>
      <text:p text:style-name="P1"><text:tab/>*pp = NULL;</text:p>
      <text:p text:style-name="P1">}</text:p>
      <text:p text:style-name="P1"/>
      <text:p text:style-name="P1"/>
      <text:p text:style-name="P1">void ajout_tete(struct cell ** pL, int x) {</text:p>
      <text:p text:style-name="P1"><text:tab/>struct cell * pt;</text:p>
      <text:p text:style-name="P1"><text:tab/>pt = malloc(sizeof *pt);</text:p>
      <text:p text:style-name="P1"><text:tab/>pt-&gt;valeur = x;</text:p>
      <text:p text:style-name="P1"><text:tab/>pt-&gt;suiv = *pL;</text:p>
      <text:p text:style-name="P1"><text:tab/>*pL = pt;</text:p>
      <text:p text:style-name="P1">}</text:p>
      <text:p text:style-name="P1"/>
      <text:p text:style-name="P1">int pile_vide2(pile p) { //pas terrible avec les listes contigues car ça copie tout</text:p>
      <text:p text:style-name="P1"><text:tab/>//if (p == NULL) return 1;</text:p>
      <text:p text:style-name="P1"><text:tab/>//else return 0;</text:p>
      <text:p text:style-name="P1"><text:tab/>return p == NULL; //return 1 si pile est vide</text:p>
      <text:p text:style-name="P1">}</text:p>
      <text:p text:style-name="P1">int pile_vide(pile *pp) { //avec pointeur</text:p>
      <text:p text:style-name="P1"><text:tab/>return *pp == NULL ; //return 1 si pile est vide</text:p>
      <text:p text:style-name="P1">}</text:p>
      <text:p text:style-name="P1"/>
      <text:p text:style-name="P1">int pile_pleine(pile p) {</text:p>
      <text:p text:style-name="P1"><text:tab/>return 0;</text:p>
      <text:p text:style-name="P1">}</text:p>
      <text:p text:style-name="P1"/>
      <text:p text:style-name="P1">void empiler(pile * pp, int v) {</text:p>
      <text:p text:style-name="P1"><text:tab/>ajout_tete(pp, v);</text:p>
      <text:p text:style-name="P1">}</text:p>
      <text:p text:style-name="P1"/>
      <text:p text:style-name="P1">int dépiler(pile * pp) {</text:p>
      <text:p text:style-name="P1"><text:tab/>//pas testé si la pile est vide !!!</text:p>
      <text:p text:style-name="P1"><text:tab/>int v = (*pp)-&gt;valeur ;</text:p>
      <text:p text:style-name="P1"><text:tab/>sup_tete(pp) ;</text:p>
      <text:p text:style-name="P1"><text:tab/>return v;</text:p>
      <text:p text:style-name="P1">}</text:p>
      <text:p text:style-name="P1"><text:soft-page-break/></text:p>
      <text:p text:style-name="P1">void dépiler2(pile *pp, int *v) {</text:p>
      <text:p text:style-name="P1"><text:tab/>//pas testé si la pile est vide !!!</text:p>
      <text:p text:style-name="P1"><text:tab/>*v = (*pp)-&gt;valeur ;</text:p>
      <text:p text:style-name="P1"><text:tab/>sup_tete(pp) ;</text:p>
      <text:p text:style-name="P1">}</text:p>
      <text:p text:style-name="P1"/>
      <text:p text:style-name="P1"/>
      <text:p text:style-name="P1">//option return</text:p>
      <text:p text:style-name="P1">int sommet(pile p) {</text:p>
      <text:p text:style-name="P1"><text:tab/>//pas testé si la pile est vide !!!</text:p>
      <text:p text:style-name="P1"><text:tab/>return p-&gt;valeur ;</text:p>
      <text:p text:style-name="P1">}</text:p>
      <text:p text:style-name="P1">//option pointeur</text:p>
      <text:p text:style-name="P1">void sommet2(pile p, int *v) {</text:p>
      <text:p text:style-name="P1"><text:tab/>*v = p-&gt;valeur ;</text:p>
      <text:p text:style-name="P1">}</text:p>
      <text:p text:style-name="P1"/>
      <text:p text:style-name="P1"/>
      <text:p text:style-name="P1">void sup_tete(struct cell ** pL){</text:p>
      <text:p text:style-name="P1"><text:tab/>struct cell * pt;</text:p>
      <text:p text:style-name="P1"><text:tab/>pt = *pL ;</text:p>
      <text:p text:style-name="P1"><text:tab/>*pL = (*pL)-&gt;suiv ;</text:p>
      <text:p text:style-name="P1"><text:tab/>free(pt);</text:p>
      <text:p text:style-name="P1"><text:tab/>return ;</text:p>
      <text:p text:style-name="P1">}</text:p>
      <text:p text:style-name="P1"/>
      <text:p text:style-name="P1"/>
      <text:p text:style-name="P1">int main(){</text:p>
      <text:p text:style-name="P1"><text:tab/>pile p;</text:p>
      <text:p text:style-name="P1"><text:tab/>init_pile(&amp;p);</text:p>
      <text:p text:style-name="P1"/>
      <text:p text:style-name="P1"><text:tab/>empiler(&amp;p, 3);</text:p>
      <text:p text:style-name="P1"><text:tab/>empiler(&amp;p, 13);</text:p>
      <text:p text:style-name="P1"><text:tab/>empiler(&amp;p, 31);</text:p>
      <text:p text:style-name="P1"><text:tab/>empiler(&amp;p, 17);</text:p>
      <text:p text:style-name="P1"><text:tab/>empiler(&amp;p, 25);</text:p>
      <text:p text:style-name="P1"><text:tab/>empiler(&amp;p, 45);</text:p>
      <text:p text:style-name="P1"><text:tab/>empiler(&amp;p, 5);</text:p>
      <text:p text:style-name="P1"><text:tab/>empiler(&amp;p, 4);</text:p>
      <text:p text:style-name="P1"><text:tab/>empiler(&amp;p, 25);</text:p>
      <text:p text:style-name="P1"><text:tab/>empiler(&amp;p, 13);</text:p>
      <text:p text:style-name="P1"><text:tab/>empiler(&amp;p, 11);</text:p>
      <text:p text:style-name="P1"><text:tab/>empiler(&amp;p, 24);</text:p>
      <text:p text:style-name="P1"/>
      <text:p text:style-name="P1"><text:tab/>int t;</text:p>
      <text:p text:style-name="P1"><text:tab/>t = dépiler(&amp;p);</text:p>
      <text:p text:style-name="P1"><text:tab/>//dépiler2(&amp;p, &amp;t);</text:p>
      <text:p text:style-name="P1"/>
      <text:p text:style-name="P1"><text:tab/>printf("%d\n", t);</text:p>
      <text:p text:style-name="P1"/>
      <text:p text:style-name="P1"><text:tab/>while(!pile_vide(&amp;p))</text:p>
      <text:p text:style-name="P1"><text:tab/><text:tab/>printf("%d\n", dépiler(&amp;p));</text:p>
      <text:p text:style-name="P1"><text:tab/>return 0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Palatino Linotype" svg:font-family="'Palatino Linotype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2pt" fo:language="en" fo:country="US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alatino Linotype" fo:font-family="'Palatino Linotype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fo:font-family="'Palatino Linotype'" style:font-family-generic="roman"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8T00:37:57.288289728</dc:date>
    <dc:creator>Walter Rudametkin</dc:creator>
    <meta:editing-duration>PT7M8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2" meta:paragraph-count="88" meta:word-count="291" meta:character-count="1626" meta:non-whitespace-character-count="1369"/>
  </office:meta>
</office:document-meta>
</file>